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itle/>Projektdokumentation Information Visualization WS 2018/19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Projektdokumentation Information Visualization WS 2018/19 </text:p>
      </style:header>
      <style:footer>
        <text:p text:style-name="MP1">Madlen <text:s/>Kranz, Anne Westphal | 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estphal</meta:initial-creator>
    <meta:creation-date>2019-01-29T09:41:23.61</meta:creation-date>
    <meta:document-statistic meta:table-count="0" meta:image-count="0" meta:object-count="0" meta:page-count="1" meta:paragraph-count="3" meta:word-count="17" meta:character-count="154"/>
    <dc:date>2019-01-29T09:46:03.75</dc:date>
    <dc:creator>Anne Westphal</dc:creator>
    <meta:editing-duration>PT4M47S</meta:editing-duration>
    <meta:editing-cycles>1</meta:editing-cycles>
    <meta:generator>OpenOffice/4.1.6$Win32 OpenOffice.org_project/416m1$Build-9790</meta:generator>
  </office:meta>
</office:document-meta>
</file>